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6cm" svg:height="3.085cm" draw:z-index="1"><draw:text-box><text:p text:style-name="P3"><office:annotation><dc:creator>Gauthier Bastien</dc:creator><dc:date>2011-02-16T14:49:10</dc:date><text:p text:style-name="P6"><text:span text:style-name="T12">do text if not len(self.getApplicants()) &gt; 1</text:span></text:p><text:p text:style-name="P6"><text:span text:style-name="T9">from xhtml(tool.decorateHTML('UrbanAddress',applicantobj.getSignaletic(withaddress=True,linebyline=True)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3"/><text:p text:style-name="P4">RECOMMANDE</text:p><text:p text:style-name="Standard"/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Frais d'enquêt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UrbanBody"/>
      <text:p text:style-name="UrbanBody">Nous vous informons que l'enquête relative à votre projet dont question sous objet, se déroulera du <text:text-input text:description="Date du">tool.formatDate(urbanEventObj.getLinkedInquiry().getInvestigationStart())</text:text-input> au <text:text-input text:description="Date au">tool.formatDate(urbanEventObj.getLinkedInquiry().getInvestigationEnd())</text:text-input>.</text:p>
      <text:p text:style-name="UrbanBody"/>
      <text:p text:style-name="UrbanBody">Dès à présent, en vertu des dispositions de la délibération prise par le Conseil Communal en séance du [XXX], nous sommes dans l'obligation de vous réclamer le coût des frais d'expédition par la poste.</text:p>
      <text:p text:style-name="UrbanBody"/>
      <text:p text:style-name="UrbanBody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UrbanBody"/>
      <text:p text:style-name="UrbanBody">Cette somme est à verser sur le compte 091-0124517-95 en indiquant la référence suivante : <text:span text:style-name="T7">Frais postaux permis d'urbanisme</text:span>.</text:p>
      <text:p text:style-name="UrbanBody"/>
      <text:p text:style-name="UrbanBody">Nous vous souhaitons bonne réception de la présente et vous prions d'agréer, Monsieur, l'expression <text:s/>de nos sentiments distingués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9:15:27</dc:date>
    <dc:language>fr-FR</dc:language>
    <meta:editing-cycles>76</meta:editing-cycles>
    <meta:editing-duration>P1DT7H29M55S</meta:editing-duration>
    <dc:creator>Simon Delcourt</dc:creator>
    <meta:document-statistic meta:table-count="0" meta:image-count="0" meta:object-count="0" meta:page-count="1" meta:paragraph-count="22" meta:word-count="182" meta:character-count="1504" meta:non-whitespace-character-count="1350"/>
    <meta:user-defined meta:name="Info 1"/>
    <meta:user-defined meta:name="Info 2"/>
    <meta:user-defined meta:name="Info 3"/>
    <meta:user-defined meta:name="Info 4"/>
  </office:meta>
</office:document-meta>
</file>